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25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3504" calcext:value-type="float">
            <text:p>53.9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25-04-09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7672" calcext:value-type="float">
            <text:p>51.4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25-01-02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576" calcext:value-type="float">
            <text:p>49.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24-10-07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048" calcext:value-type="float">
            <text:p>53.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24-04-22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408" calcext:value-type="float">
            <text:p>51.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24-01-04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0184" calcext:value-type="float">
            <text:p>50.2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23-10-10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4624" calcext:value-type="float">
            <text:p>51.4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23-08-09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6544" calcext:value-type="float">
            <text:p>51.5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23-01-05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9432" calcext:value-type="float">
            <text:p>50.3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22-10-04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9296" calcext:value-type="float">
            <text:p>52.2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22-04-04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2288" calcext:value-type="float">
            <text:p>47.2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22-01-03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644" calcext:value-type="float">
            <text:p>47.7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21-12-01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92512" calcext:value-type="float">
            <text:p>48.2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21-01-08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21-01-04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20-08-14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20-01-08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9856" calcext:value-type="float">
            <text:p>45.3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19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6592" calcext:value-type="float">
            <text:p>46.6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19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9584" calcext:value-type="float">
            <text:p>45.4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19-01-04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5008" calcext:value-type="float">
            <text:p>46.1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18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9216" calcext:value-type="float">
            <text:p>47.8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18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12368" calcext:value-type="float">
            <text:p>51.7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18-01-04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0664" calcext:value-type="float">
            <text:p>46.4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17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168" calcext:value-type="float">
            <text:p>47.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17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8176" calcext:value-type="float">
            <text:p>47.1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17-01-11 18:29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6024" calcext:value-type="float">
            <text:p>47.4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16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7624" calcext:value-type="float">
            <text:p>48.8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16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412" calcext:value-type="float">
            <text:p>48.2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16-01-06 18:57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3" calcext:value-type="float">
            <text:p>46.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15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35184" calcext:value-type="float">
            <text:p>48.3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15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8352" calcext:value-type="float">
            <text:p>53.1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15-01-07 17:01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4464" calcext:value-type="float">
            <text:p>46.3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14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692" calcext:value-type="float">
            <text:p>47.7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14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03936" calcext:value-type="float">
            <text:p>51.3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14-01-08 17:35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0552" calcext:value-type="float">
            <text:p>44.0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13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492" calcext:value-type="float">
            <text:p>46.9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6032" calcext:value-type="float">
            <text:p>42.1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12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0624" calcext:value-type="float">
            <text:p>38.5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12-01-05 20:44:4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11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3848" calcext:value-type="float">
            <text:p>40.6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11-01-05 18:05:2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7152" calcext:value-type="float">
            <text:p>35.8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10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10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0584" calcext:value-type="float">
            <text:p>34.3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9224" calcext:value-type="float">
            <text:p>34.9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09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09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09-01-07 17:56:5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3568" calcext:value-type="float">
            <text:p>34.6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0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08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08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6488" calcext:value-type="float">
            <text:p>35.1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08-01-14 16:33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07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6328" calcext:value-type="float">
            <text:p>33.8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07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07-01-10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06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0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06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06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06-01-10 17:14:4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05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05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05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05-01-10 20:47:0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04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04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04-01-04 16:55:5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03-01-08 17:15:4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0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0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0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5336" calcext:value-type="float">
            <text:p>24.4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02-01-05 16:0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0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2728" calcext:value-type="float">
            <text:p>24.1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0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01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01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0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0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01-01-04 16:15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0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00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0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00-01-05 17:24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200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199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4448" calcext:value-type="float">
            <text:p>26.4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1999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199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1999-01-22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1999-01-04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1998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199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7368" calcext:value-type="float">
            <text:p>26.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199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1998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1997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199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199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199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199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199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1995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1995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1995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199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199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199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199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199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1994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1994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199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153101071303</text:p>
          </table:table-cell>
          <table:table-cell office:value-type="string" calcext:value-type="string">
            <text:p>23S 35W 25BBB 03</text:p>
          </table:table-cell>
          <table:table-cell office:value-type="string" calcext:value-type="string">
            <text:p>199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02" meta:object-count="0"/>
    <meta:user-defined meta:name="AppVersion">3.0</meta:user-defined>
  </office:meta>
</office:document-meta>
</file>